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4bb21" officeooo:paragraph-rsid="0014bb21"/>
    </style:style>
    <style:style style:name="P2" style:family="paragraph" style:parent-style-name="Standard">
      <style:text-properties officeooo:rsid="00162b45" officeooo:paragraph-rsid="00162b45"/>
    </style:style>
    <style:style style:name="P3" style:family="paragraph" style:parent-style-name="Standard">
      <style:paragraph-properties fo:text-align="start" style:justify-single-word="false"/>
      <style:text-properties officeooo:rsid="00162b45" officeooo:paragraph-rsid="00162b45"/>
    </style:style>
    <style:style style:name="P4" style:family="paragraph" style:parent-style-name="Standard">
      <style:paragraph-properties fo:text-align="start" style:justify-single-word="false"/>
      <style:text-properties officeooo:rsid="00167c46" officeooo:paragraph-rsid="00167c46"/>
    </style:style>
    <style:style style:name="P5" style:family="paragraph" style:parent-style-name="Standard">
      <style:paragraph-properties fo:text-align="start" style:justify-single-word="false"/>
      <style:text-properties officeooo:paragraph-rsid="00167c46"/>
    </style:style>
    <style:style style:name="P6" style:family="paragraph" style:parent-style-name="Standard">
      <style:paragraph-properties fo:padding="0.074cm" fo:border-left="none" fo:border-right="none" fo:border-top="none" fo:border-bottom="0.99pt solid #000000" style:join-border="false"/>
      <style:text-properties officeooo:rsid="00162b45" officeooo:paragraph-rsid="00162b45"/>
    </style:style>
    <style:style style:name="P7" style:family="paragraph" style:parent-style-name="Standard">
      <style:paragraph-properties fo:text-align="start" style:justify-single-word="false" fo:padding="0.074cm" fo:border-left="none" fo:border-right="none" fo:border-top="none" fo:border-bottom="0.99pt solid #000000" style:join-border="false"/>
      <style:text-properties officeooo:rsid="00167c46" officeooo:paragraph-rsid="00167c46"/>
    </style:style>
    <style:style style:name="P8" style:family="paragraph" style:parent-style-name="Text_20_body">
      <style:text-properties fo:font-size="12pt" fo:font-weight="normal" style:font-size-asian="12pt" style:font-weight-asian="normal" style:font-size-complex="12pt" style:font-weight-complex="normal"/>
    </style:style>
    <style:style style:name="P9" style:family="paragraph" style:parent-style-name="Text_20_body" style:list-style-name="L1">
      <style:text-properties fo:font-size="12pt" fo:font-weight="normal" style:font-size-asian="12pt" style:font-weight-asian="normal" style:font-size-complex="12pt" style:font-weight-complex="normal"/>
    </style:style>
    <style:style style:name="P10" style:family="paragraph" style:parent-style-name="Text_20_body">
      <style:text-properties fo:font-size="12pt" fo:font-weight="normal" officeooo:rsid="00182d40" officeooo:paragraph-rsid="00182d40" style:font-size-asian="12pt" style:font-weight-asian="normal" style:font-size-complex="12pt" style:font-weight-complex="normal"/>
    </style:style>
    <style:style style:name="P11" style:family="paragraph" style:parent-style-name="Text_20_body">
      <style:text-properties fo:font-size="12pt" fo:font-weight="normal" officeooo:rsid="001a64a7" officeooo:paragraph-rsid="001a64a7" style:font-size-asian="12pt" style:font-weight-asian="normal" style:font-size-complex="12pt" style:font-weight-complex="normal"/>
    </style:style>
    <style:style style:name="P12" style:family="paragraph" style:parent-style-name="Text_20_body">
      <style:paragraph-properties fo:text-align="start" style:justify-single-word="false"/>
      <style:text-properties officeooo:paragraph-rsid="001a64a7"/>
    </style:style>
    <style:style style:name="P13" style:family="paragraph" style:parent-style-name="Text_20_body">
      <style:paragraph-properties fo:text-align="start" style:justify-single-word="false"/>
      <style:text-properties officeooo:rsid="00182d40" officeooo:paragraph-rsid="00182d40"/>
    </style:style>
    <style:style style:name="P14" style:family="paragraph" style:parent-style-name="Text_20_body">
      <style:paragraph-properties fo:text-align="start" style:justify-single-word="false"/>
      <style:text-properties officeooo:rsid="001a64a7" officeooo:paragraph-rsid="001a64a7"/>
    </style:style>
    <style:style style:name="P15" style:family="paragraph" style:parent-style-name="Text_20_body">
      <style:text-properties officeooo:paragraph-rsid="001a64a7"/>
    </style:style>
    <style:style style:name="P16" style:family="paragraph" style:parent-style-name="Text_20_body">
      <style:paragraph-properties fo:text-align="start" style:justify-single-word="false"/>
      <style:text-properties officeooo:rsid="001bfa5b" officeooo:paragraph-rsid="001bfa5b"/>
    </style:style>
    <style:style style:name="P17" style:family="paragraph" style:parent-style-name="Text_20_body">
      <style:paragraph-properties fo:padding="0.074cm" fo:border-left="none" fo:border-right="none" fo:border-top="none" fo:border-bottom="0.99pt solid #000000" style:join-border="false"/>
      <style:text-properties officeooo:rsid="00162b45" officeooo:paragraph-rsid="00162b45"/>
    </style:style>
    <style:style style:name="P18" style:family="paragraph" style:parent-style-name="Text_20_body">
      <style:paragraph-properties fo:text-align="start" style:justify-single-word="false" fo:padding="0.074cm" fo:border-left="none" fo:border-right="none" fo:border-top="none" fo:border-bottom="0.99pt solid #000000" style:join-border="false"/>
      <style:text-properties officeooo:rsid="00182d40" officeooo:paragraph-rsid="00182d40"/>
    </style:style>
    <style:style style:name="P19" style:family="paragraph" style:parent-style-name="Text_20_body">
      <style:paragraph-properties fo:padding="0.074cm" fo:border-left="none" fo:border-right="none" fo:border-top="none" fo:border-bottom="0.99pt solid #000000" style:join-border="false"/>
      <style:text-properties fo:font-size="12pt" fo:font-weight="normal" officeooo:rsid="00182d40" officeooo:paragraph-rsid="00182d40" style:font-size-asian="12pt" style:font-weight-asian="normal" style:font-size-complex="12pt" style:font-weight-complex="normal"/>
    </style:style>
    <style:style style:name="P20" style:family="paragraph" style:parent-style-name="Text_20_body">
      <style:paragraph-properties fo:padding="0.074cm" fo:border-left="none" fo:border-right="none" fo:border-top="none" fo:border-bottom="0.99pt solid #000000" style:join-border="false"/>
      <style:text-properties fo:font-size="12pt" fo:font-weight="normal" officeooo:rsid="0019d9f9" officeooo:paragraph-rsid="0019d9f9" style:font-size-asian="12pt" style:font-weight-asian="normal" style:font-size-complex="12pt" style:font-weight-complex="normal"/>
    </style:style>
    <style:style style:name="P21" style:family="paragraph" style:parent-style-name="Text_20_body">
      <style:paragraph-properties fo:padding="0.074cm" fo:border-left="none" fo:border-right="none" fo:border-top="none" fo:border-bottom="0.99pt solid #000000" style:join-border="false"/>
      <style:text-properties fo:font-size="12pt" fo:font-weight="normal" officeooo:rsid="001a64a7" officeooo:paragraph-rsid="001a64a7" style:font-size-asian="12pt" style:font-weight-asian="normal" style:font-size-complex="12pt" style:font-weight-complex="normal"/>
    </style:style>
    <style:style style:name="P22" style:family="paragraph" style:parent-style-name="Text_20_body">
      <style:paragraph-properties fo:text-align="start" style:justify-single-word="false" fo:padding="0.074cm" fo:border-left="none" fo:border-right="none" fo:border-top="none" fo:border-bottom="0.99pt solid #000000" style:join-border="false"/>
      <style:text-properties officeooo:rsid="001a64a7" officeooo:paragraph-rsid="001a64a7"/>
    </style:style>
    <style:style style:name="P23" style:family="paragraph" style:parent-style-name="Text_20_body">
      <style:paragraph-properties fo:padding="0.074cm" fo:border-left="none" fo:border-right="none" fo:border-top="none" fo:border-bottom="0.99pt solid #000000" style:join-border="false"/>
      <style:text-properties officeooo:paragraph-rsid="001a64a7"/>
    </style:style>
    <style:style style:name="P24" style:family="paragraph" style:parent-style-name="Text_20_body">
      <style:paragraph-properties fo:padding="0.074cm" fo:border-left="none" fo:border-right="none" fo:border-top="none" fo:border-bottom="0.99pt solid #000000" style:join-border="false"/>
      <style:text-properties officeooo:paragraph-rsid="001b9804"/>
    </style:style>
    <style:style style:name="P25" style:family="paragraph" style:parent-style-name="Text_20_body" style:list-style-name="L1">
      <style:paragraph-properties fo:margin-top="0cm" fo:margin-bottom="0cm" loext:contextual-spacing="false"/>
      <style:text-properties fo:font-size="12pt" fo:font-weight="normal" style:font-size-asian="12pt" style:font-weight-asian="normal" style:font-size-complex="12pt" style:font-weight-complex="normal"/>
    </style:style>
    <style:style style:name="P26" style:family="paragraph" style:parent-style-name="Heading_20_1">
      <style:paragraph-properties fo:text-align="start" style:justify-single-word="false"/>
      <style:text-properties officeooo:paragraph-rsid="0014bb21"/>
    </style:style>
    <style:style style:name="P27" style:family="paragraph" style:parent-style-name="Heading_20_1">
      <style:paragraph-properties fo:text-align="start" style:justify-single-word="false"/>
      <style:text-properties officeooo:paragraph-rsid="00167c46"/>
    </style:style>
    <style:style style:name="P28" style:family="paragraph" style:parent-style-name="Heading_20_1">
      <style:paragraph-properties fo:text-align="start" style:justify-single-word="false"/>
      <style:text-properties officeooo:paragraph-rsid="00182d40"/>
    </style:style>
    <style:style style:name="P29" style:family="paragraph" style:parent-style-name="Heading_20_1">
      <style:paragraph-properties fo:text-align="start" style:justify-single-word="false"/>
      <style:text-properties officeooo:paragraph-rsid="001a64a7"/>
    </style:style>
    <style:style style:name="P30" style:family="paragraph" style:parent-style-name="Heading_20_1">
      <style:text-properties officeooo:paragraph-rsid="00162b45"/>
    </style:style>
    <style:style style:name="P31" style:family="paragraph" style:parent-style-name="Heading_20_1">
      <style:text-properties officeooo:paragraph-rsid="00182d40"/>
    </style:style>
    <style:style style:name="P32" style:family="paragraph" style:parent-style-name="Heading_20_1">
      <style:text-properties officeooo:paragraph-rsid="0019d9f9"/>
    </style:style>
    <style:style style:name="P33" style:family="paragraph" style:parent-style-name="Heading_20_1">
      <style:text-properties officeooo:paragraph-rsid="001a64a7"/>
    </style:style>
    <style:style style:name="P34" style:family="paragraph" style:parent-style-name="Heading_20_2">
      <style:text-properties fo:font-size="12pt" fo:font-weight="normal" style:font-size-asian="12pt" style:font-weight-asian="normal" style:font-size-complex="12pt"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officeooo:rsid="0014bb21" style:font-size-asian="12pt" style:font-weight-asian="normal" style:font-size-complex="12pt" style:font-weight-complex="normal"/>
    </style:style>
    <style:style style:name="T3" style:family="text">
      <style:text-properties fo:font-size="12pt" fo:font-weight="normal" officeooo:rsid="00162b45" style:font-size-asian="12pt" style:font-weight-asian="normal" style:font-size-complex="12pt" style:font-weight-complex="normal"/>
    </style:style>
    <style:style style:name="T4" style:family="text">
      <style:text-properties fo:font-size="12pt" fo:font-weight="normal" officeooo:rsid="00167c46" style:font-size-asian="12pt" style:font-weight-asian="normal" style:font-size-complex="12pt" style:font-weight-complex="normal"/>
    </style:style>
    <style:style style:name="T5" style:family="text">
      <style:text-properties fo:font-size="12pt" fo:font-weight="normal" officeooo:rsid="00182d40" style:font-size-asian="12pt" style:font-weight-asian="normal" style:font-size-complex="12pt" style:font-weight-complex="normal"/>
    </style:style>
    <style:style style:name="T6" style:family="text">
      <style:text-properties fo:font-size="12pt" fo:font-weight="normal" officeooo:rsid="0019d9f9" style:font-size-asian="12pt" style:font-weight-asian="normal" style:font-size-complex="12pt" style:font-weight-complex="normal"/>
    </style:style>
    <style:style style:name="T7" style:family="text">
      <style:text-properties fo:font-size="12pt" fo:font-weight="normal" officeooo:rsid="001a64a7" style:font-size-asian="12pt" style:font-weight-asian="normal" style:font-size-complex="12pt" style:font-weight-complex="normal"/>
    </style:style>
    <style:style style:name="T8" style:family="text">
      <style:text-properties fo:font-size="12pt" fo:font-weight="normal" officeooo:rsid="001b9804" style:font-size-asian="12pt" style:font-weight-asian="normal" style:font-size-complex="12pt" style:font-weight-complex="normal"/>
    </style:style>
    <style:style style:name="T9" style:family="text">
      <style:text-properties fo:font-size="12pt" fo:font-weight="normal" officeooo:rsid="001cb38c" style:font-size-asian="12pt" style:font-weight-asian="normal" style:font-size-complex="12pt" style:font-weight-complex="normal"/>
    </style:style>
    <style:style style:name="T10" style:family="text">
      <style:text-properties fo:font-size="12pt" style:font-size-asian="12pt" style:font-size-complex="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weight="bold" style:font-weight-asian="bold" style:font-weight-complex="bold"/>
    </style:style>
    <style:style style:name="T13" style:family="text">
      <style:text-properties fo:font-weight="bold" officeooo:rsid="001b9804"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a64a7" style:font-weight-asian="normal" style:font-weight-complex="normal"/>
    </style:style>
    <style:style style:name="T16" style:family="text">
      <style:text-properties fo:font-weight="normal" officeooo:rsid="001b9804" style:font-weight-asian="normal" style:font-weight-complex="normal"/>
    </style:style>
    <style:style style:name="T17" style:family="text">
      <style:text-properties officeooo:rsid="00167c46"/>
    </style:style>
    <style:style style:name="T18" style:family="text">
      <style:text-properties officeooo:rsid="001b9804"/>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cription</text:p>
      <text:p text:style-name="P1"/>
      <text:h text:style-name="P26" text:outline-level="1"><text:span text:style-name="T2">Risk Star Wars : </text:span><text:span text:style-name="T1">Marque : </text:span><text:a xlink:type="simple" xlink:href="https://www.king-jouet.com/jeux-jouets/marque-hasbro/page1.htm" text:style-name="Internet_20_link" text:visited-style-name="Visited_20_Internet_20_Link"><text:span text:style-name="T1">Hasbro</text:span></text:a><text:span text:style-name="T1"> </text:span></text:h>
      <text:p text:style-name="Standard"><text:span text:style-name="T1">Héros / Personnages : </text:span><text:a xlink:type="simple" xlink:href="https://www.king-jouet.com/jeux-jouets/Star-Wars/page1.htm" text:style-name="Internet_20_link" text:visited-style-name="Visited_20_Internet_20_Link"><text:span text:style-name="T1">Star Wars</text:span></text:a></text:p>
      <text:p text:style-name="Standard"><text:span text:style-name="T1">Le célèbre jeu de stratégie dans l’univers spatial de Star Wars.<text:line-break/><text:line-break/>La conquête de la galaxie approche alors que la Force soit avec toi !<text:line-break/><text:line-break/>Recréez l’ambiance de la scène finale de l’épisode du Retour du Jedi. Choisissez votre mission : avec l’Empire tentez de détruire la flotte rebelle ; Tandis qu'avec l’alliance, tentez une bonne fois pour toute de détruire l’Etoile Noire !<text:line-break/><text:line-break/>Un magnifique plateau sous forme de vaisseau Tie Fighter.<text:line-break/><text:line-break/>De 2 à 4 joueurs.</text:span></text:p>
      <text:p text:style-name="P2"><text:span text:style-name="T1">Prix : <text:s/>54€99</text:span></text:p>
      <text:p text:style-name="P6"><text:span text:style-name="T1"/></text:p>
      <text:p text:style-name="P2"><text:span text:style-name="T1"/></text:p>
      <text:h text:style-name="P30" text:outline-level="1"><text:soft-page-break/><text:span text:style-name="T3">SmallWorld : </text:span><text:span text:style-name="T1">Small World est un jeu pour 2 à 5 joueurs dans lequel chacun lutte pour établir sa civilisation dans un monde fantastique et fantasque. <text:line-break/>Cependant, ce monde est tout petit, et il n'y a pas assez de place pour tous ! <text:line-break/><text:line-break/>Prenez la tête d'un des quatorze Peuples de Small World et étendez votre empire aux dépens de vos voisins en vous appuyant sur les Pouvoirs spéciaux de vos personnages ! <text:line-break/><text:line-break/>En plaçant vos pions dans différentes régions et en conquérant les régions voisines, vous agrandirez votre territoire, et toute région contrôlée à la fin de votre tour vous rapportera des jetons de victoire. <text:line-break/><text:line-break/>Lorsque votre civilisation sera trop exposée, il faudra avoir la sagesse de le reconnaître et d'accepter son déclin... mais ce sera pour mieux vous relever avec une nouvelle civilisation et remporter la victoire ! <text:line-break/><text:line-break/>Small World est un jeu à l'univers fantastique où des nains, des mages, des amazones, des géants, des orcs et même des humains luttent sans merci pour leur empire en envoyant leurs troupes à la conquête de nouvelles régions. <text:line-break/><text:line-break/>Les civilisations les plus faibles seront impitoyablement chassées du monde de Small World ! <text:line-break/><text:line-break/>Contenu : <text:line-break/>- 2 plateaux de jeu double-face (4 configurations de jeu possibles !) <text:line-break/>- 14 Races fantastiques, leurs tuiles et leurs pions <text:line-break/>- 20 tuiles de Pouvoirs spéciaux <text:line-break/>- 10 Antres de Troll, 9 Montagnes, 6 Forteresses, 5 Campements, 2 Tanières et 1 jeton compte-tours <text:line-break/>- 2 Héros et 1 Dragon <text:line-break/>- 109 jetons de Victoire <text:line-break/>- 6 aides de jeu <text:line-break/>- 1 dé de renforts <text:line-break/>- 1 livret de règles <text:line-break/>- 1 numéro d’accès en ligne Days of Wonder <text:line-break/><text:line-break/>Durée de la partie : 80 minutes. </text:span></text:h>
      <text:p text:style-name="P17"><text:span text:style-name="T3">P</text:span><text:span text:style-name="T1">rix : 54€99</text:span></text:p>
      <text:p text:style-name="P2"><text:span text:style-name="T1"/></text:p>
      <text:h text:style-name="P26" text:outline-level="1"><text:span text:style-name="T2">Les Aventuriers du rail : </text:span><text:span text:style-name="T1">Le graphisme dépeint avec bonheur les merveilleuses machines de la grande époque de l'histoire des chemins de fer. Les </text:span><text:span text:style-name="Strong_20_Emphasis"><text:span text:style-name="T1">règles rapides à assimiler</text:span></text:span><text:span text:style-name="T1">, vous permettront de parcourir l'Europe des années 1900 dans de </text:span><text:span text:style-name="Strong_20_Emphasis"><text:span text:style-name="T1">magnifiques trains "grand siècle"</text:span></text:span><text:span text:style-name="T1">. En prenant le contrôle de lignes de chemins de fer reliant les différentes </text:span><text:span text:style-name="Strong_20_Emphasis"><text:span text:style-name="T1">villes d'Europe</text:span></text:span><text:span text:style-name="T1">, vous accumulerez des points et plus les trajets seront longs plus ils seront lucratifs. De plus, vous pourrez récupérer des points supplémentaires en desservant certaines destinations. </text:span><text:span text:style-name="Strong_20_Emphasis"><text:span text:style-name="T1">De 2 à 5 joueurs</text:span></text:span><text:span text:style-name="T1">. Durée de jeu : entre 30 et 45 minutes. La boîte contient </text:span></text:h>
      <text:list xml:id="list5543531421237328343" text:style-name="L1">
        <text:list-item>
          <text:p text:style-name="P25">1 plateau de jeu. </text:p>
        </text:list-item>
        <text:list-item>
          <text:p text:style-name="P25">225 pions wagon. </text:p>
        </text:list-item>
        <text:list-item>
          <text:p text:style-name="P25">144 cartes en couleurs marqueurs de score </text:p>
        </text:list-item>
        <text:list-item>
          <text:p text:style-name="P9">1 livret de règles en couleurs </text:p>
        </text:list-item>
      </text:list>
      <text:p text:style-name="P3"/>
      <text:p text:style-name="P3"/>
      <text:p text:style-name="P5"><text:soft-page-break/><text:span text:style-name="T17">Panic vision : </text:span><text:span text:style-name="Strong_20_Emphasis"><text:span text:style-name="T1">Panic vision est un jeu de rapidité et d'adresse qui se joue aussi dans le noir. Il peut se jouer seul et dispose de deux niveaux.</text:span></text:span><text:span text:style-name="T1"><text:line-break/><text:line-break/>Soufflez un maximum de bougies pour aider Oscar à sortir de son cercueil.<text:line-break/>Quand la bougie est jaune, soufflez fort pour marquer des points. Mais attention, Père Tombal, surveille…<text:line-break/>Cachez-vous vite car s’il vous détecte, la bougie devient rouge, vous ne marquerez aucun point avant qu’elle redevienne jaune.<text:line-break/><text:line-break/></text:span><text:span text:style-name="Strong_20_Emphasis"><text:span text:style-name="T1">Si la bougie clignote quand Oscar se réveille, en éjectant le couvercle, vous avez gagné ! Regardez dans le cercueil pour voir votre score.</text:span></text:span><text:span text:style-name="T1"><text:line-break/><text:line-break/>Qui fera le meilleur score ? <text:line-break/><text:line-break/>Jeu avec détecteur de mouvements.<text:line-break/><text:line-break/>La boîte contient un socle cercueil avec bougies électroniques, une tête, une perche, une lanterne, un couvercle pour le cercueil et une notice.<text:line-break/><text:line-break/>Nécessite 4 piles LR03 non incluses.</text:span></text:p>
      <text:p text:style-name="P7"><text:span text:style-name="T1">Prix : 49€99</text:span></text:p>
      <text:p text:style-name="P4"><text:span text:style-name="T1"/></text:p>
      <text:h text:style-name="P27" text:outline-level="1"><text:span text:style-name="T4">Coffret de magie de luxe et DVD : </text:span><text:span text:style-name="T1">Réalisez des tours de magie surprenants, comme un professionnel pour épater vos amis et votre famille.<text:line-break/><text:line-break/>Coffret composé de nombreux accessoires tels que des cartes, anneaux, dés, gobelets… <text:line-break/><text:line-break/>Livré avec DVD et manuel d'instructions. </text:span></text:h>
      <text:p text:style-name="P18"><text:span text:style-name="T4">P</text:span><text:span text:style-name="T1">rix : 44€99</text:span></text:p>
      <text:p text:style-name="P13"><text:span text:style-name="T1"/></text:p>
      <text:h text:style-name="P28" text:outline-level="1"><text:span text:style-name="T5">Money drop premium : </text:span><text:span text:style-name="T1">Vous recevez une certaine somme d'argent, et pouvez partir avec, à une seule condition : répondre juste à 8 questions.Lorsqu'on vous pose une question, il suffit alors de répondre dans le temps imparti en posant la totalité de la somme sur la bonne réponse, ou, en cas de doute, de répartir les paquets de billets comme bon vous semble sur plusieurs réponses. Mais n'oubliez pas qu'une seule réponse est la bonne, et que les trappes associées aux mauvaises réponses s'ouvrent à la fin du temps, engloutissant ainsi les billets !</text:span></text:h>
      <text:h text:style-name="P34" text:outline-level="2">Money Drop Premium est un jeu de société issu du jeu télévisé Money drop.</text:h>
      <text:p text:style-name="P8">Ce jeu, accessible aux plus de 8 ans, peut se jouer de 2 à 4 joueurs. La durée moyenne d'une partie est de 20 minutes. La boite de jeu contient 1 console de jeu électronique nécessitant 3 piles LR03 non fournies, 4 trappes automatiques, un lecteur optiques de cartes, 1 jeu de cartes questions, 1 jeu de cartes 8 ème questions, 4 jeu de liasses de billets de couleur, 1 bloc-notes et 1 notice avec les règles du jeu.</text:p>
      <text:p text:style-name="P10">Prix : 44€99</text:p>
      <text:p text:style-name="P10"/>
      <text:h text:style-name="P31" text:outline-level="1"><text:soft-page-break/><text:span text:style-name="T5">Jeu spy code : </text:span><text:span text:style-name="T1">Spy Code est un jeu de société et de stratégie électronique.</text:span></text:h>
      <text:p text:style-name="P8">Saurez-vous dévaliser le coffre-fort ? Les joueurs usent de leurs talents d'espion, de la stratégie et leur mémoire pour déjouer le code secret du coffre où se logent les pièces d'or. A la fin de la partie, le joueur en possédant le plus a gagné. Mais attention aux pièces « police » vous forçant à rendre tout votre or ! Contenant des cartes, un scanner d'empreintes digitales, un coffre-fort, etc., ce jeu complexe et amusant use de fonctions électroniques pour offrir une expérience riche et divertissante. Un facteur aléatoire assure également un déroulement unique à chaque nouvelle partie. </text:p>
      <text:p text:style-name="P8">Idéal pour les parties à plusieurs, entre enfants ou avec les parents, ce jeu de stratégie mêle la chance à la réflexion et fera travailler les méninges de vos enfants mais aussi les vôtres !</text:p>
      <text:p text:style-name="P19">Prix : 41€99</text:p>
      <text:p text:style-name="P10"/>
      <text:h text:style-name="P31" text:outline-level="1"><text:span text:style-name="T5">Mysterium : </text:span><text:span text:style-name="T1">Mysterium est un jeu d’enquête coopératif dans lequel tout le monde perd ou tout le monde gagne. Les joueurs sont unis dans le but de découvrir les circonstances et le responsable du meurtre. Associations d’idées, discussions, intuition, déductions… Un grand moment de jeu, où le mystère perce par la simple force de vos esprits. <text:line-break/><text:line-break/>Médiums émérites, astrologues la tête pas trop dans les étoiles, voyants ne perdant pas la boule, vous êtes tous conviés à une séance de spiritisme extraordinaire afin d'élucider un ancien mystère. <text:line-break/><text:line-break/>Le manoir hanté de Warwick, demeure de Mr MacDowell, vous ouvre ses portes. Osez franchir le seuil du manoir, prenez un siège et installez-vous autour de la table. Laissez-vous guider par votre 6 ème sens afin de percer les secrets de ces murs et délivrer l'âme d'un fantôme prisonnier des lieux depuis de nombreuses années. <text:line-break/><text:line-break/>La boîte contient 6 pions intuition, 6 étuis, 6 marqueurs niveau de clairvoyance, 36 jetons de clairvoyance, 1 plateau horloge, 4 plateaux de progression, 1 sablier, 54 cartes médiums, 54 cartes fantômes, 6 jetons coupable, 3 marqueurs corbeau, 1 paravent, 6 jetons fantôme et 84 cartes visio. <text:line-break/><text:line-break/>De 2 à 7 joueurs. <text:line-break/>Durée d'une partie : environ 42 minutes.</text:span></text:h>
      <text:p text:style-name="P20">Prix : <text:s/>41€99</text:p>
      <text:h text:style-name="P32" text:outline-level="1"><text:soft-page-break/><text:span text:style-name="T6">Scrabble Classique : </text:span><text:span text:style-name="T1">Le Scrabble Classique est certainement le jeu de lettres le plus connu au monde car il est très divertissant et en plus il permet de s'enrichir au niveau de la langue Française. Pour les enfants comme pour les adultes, le Scrabble Classique est une référence en matière de jeux de société et vous pourrez vous confronter en famille ou entre amis pour remporter un maximum de points en réalisant des mots intéressants. Bien sûr, il vous faudra utiliser des lettres qui rapportent gros comme le X, le Y, le W, le X ou encore le J et le Q et vous servir des cases mot compte double ou mot compte triple. Et surtout, vous devrez trouver le moyen de créer un Scrabble en vous servant de toutes les lettres que vous aurez piochées et que vous pourrez intégrer au plateau de jeu. Réaliser un maximum de mots et cumuler le plus gros score pour remporter la partie!</text:span></text:h>
      <text:h text:style-name="P34" text:outline-level="2">Composition du jeu Scrabble Classique</text:h>
      <text:p text:style-name="P8">- 1 plateau de jeu- 4 présentoirs pour poser les lettres- 1 sac avec 36 jetons représentant les lettres de l'alphabet- 1 règle du jeu en Français- 1 lexique des mots courts que l'on peut utiliser</text:p>
      <text:p text:style-name="P21">Prix : 39€99</text:p>
      <text:p text:style-name="P15"><text:span text:style-name="T7">The island : </text:span>Début du XXe siècle. <text:line-break/>Une île mystérieuse au coeur de l’océan. <text:line-break/>La besace pleine de trésors, des explorateurs s’apprêtent à quitter les lieux,lorsque l’île commence peu à peu à couler. <text:line-break/><text:line-break/>Pris de panique, les aventuriers tentent d’échapper à un destin funeste. Les plus chanceux feront le voyage en barque, alors que les infortunés devront partir à la nage. <text:line-break/><text:line-break/>Mais personne ne sera à l’abri des monstres marins, requins et baleines qui peuplent les mers environnantes ! <text:line-break/>Qui parviendra à regagner la terre ferme ? <text:line-break/>Le jeu idéal pour réunir à une même table joueurs aguerris et occasionnels ! <text:line-break/>Un classique remis au goût du jour. <text:line-break/>De superbes graphismes inspirés des vieux films d’aventure des années 40-50. <text:line-break/></text:p>
      <text:p text:style-name="P15">Contenu : <text:line-break/>- un plateau de jeu <text:line-break/>- 40 tuiles de Terrain <text:line-break/>- 40 pions Explorateur <text:line-break/>- 5 pions Serpent de mer <text:line-break/>- 6 pions Requin <text:line-break/>- 5 pions Baleine <text:line-break/>- 12 pions Bateau <text:line-break/>- 1 dé de Créature <text:line-break/>- un livret de règles <text:line-break/><text:line-break/>Nombre de joueurs : 2 à 4. <text:line-break/>Durée d'une partie : 45 minutes. </text:p>
      <text:p text:style-name="P11">Prix : 39€99</text:p>
      <text:h text:style-name="P27" text:outline-level="1"><text:soft-page-break/><text:span text:style-name="T4">Dooble challenge des marques : </text:span><text:span text:style-name="Strong_20_Emphasis"><text:span text:style-name="T1">Dobble est un jeu de société qui fait appel à l'observation et en même temps à la rapidité.</text:span></text:span><text:span text:style-name="T1"><text:line-break/><text:line-break/>Ce jeu se compose de cartes sur lesquelles il y a en tout 8 symboles différents. C'est aux joueurs de trouver le symbole commun entre deux cartes, le plus vite possible. Celui qui sera le plus réactif sera le plus fort.<text:line-break/><text:line-break/></text:span><text:span text:style-name="Strong_20_Emphasis"><text:span text:style-name="T1">Découvrez une version exclusive complètement loufoque avec des marques. Une version GMS du succès aux 66 000 boîtes vendues en 2015, avec 9 cartes déformantes pour renouveler le plaisir.</text:span></text:span><text:span text:style-name="T1"><text:line-break/></text:span><text:span text:style-name="Strong_20_Emphasis"><text:span text:style-name="T1">Double présente l'avantage d'avoir plusieurs règles du jeu pour pouvoir varier les plaisirs.</text:span></text:span><text:span text:style-name="T1"><text:line-break/><text:line-break/>Un jeu pour toute la famille pratique à emporter grâce à sa petite taille.<text:line-break/><text:line-break/>La boîte contient 55 cartes, 9 cartes illusions d’optique, une boîte métal et un livret de 5 règles.<text:line-break/><text:line-break/>A vos marques... Prêts ? Partez...<text:line-break/><text:line-break/>De 2 à 8 joueurs.<text:line-break/>Durée de la partie : environ 15 minutes.</text:span></text:h>
      <text:p text:style-name="P22"><text:span text:style-name="T1">Prix : 22€99 -35 % 14€99</text:span></text:p>
      <text:p text:style-name="P14"><text:span text:style-name="T1"/></text:p>
      <text:p text:style-name="P12"><text:span text:style-name="T7">Déblock : </text:span><text:span text:style-name="Strong_20_Emphasis"><text:span text:style-name="T1">Amusez-vous et stimulez votre rapidité !</text:span></text:span></text:p>
      <text:p text:style-name="Text_20_body"><text:span text:style-name="T14">Chaque </text:span><text:span text:style-name="Strong_20_Emphasis"><text:span text:style-name="T14">joueur</text:span></text:span><text:span text:style-name="T14"> dispose de 5 blocs qui comportent chacun 8 symboles. Une </text:span><text:span text:style-name="Strong_20_Emphasis"><text:span text:style-name="T14">carte</text:span></text:span><text:span text:style-name="T14"> est </text:span><text:span text:style-name="Strong_20_Emphasis"><text:span text:style-name="T14">retournée</text:span></text:span><text:span text:style-name="T14">, qui comporte un </text:span><text:span text:style-name="Strong_20_Emphasis"><text:span text:style-name="T14">schéma</text:span></text:span><text:span text:style-name="T14"> à </text:span><text:span text:style-name="Strong_20_Emphasis"><text:span text:style-name="T14">reproduire</text:span></text:span><text:span text:style-name="T14"> le plus vite possible, avant de crier « Déblok ! ».</text:span></text:p>
      <text:p text:style-name="Text_20_body"><text:span text:style-name="T14">S’il se trompe, il ne jouera pas le tour suivant. S’il a </text:span><text:span text:style-name="Strong_20_Emphasis"><text:span text:style-name="T14">raison</text:span></text:span><text:span text:style-name="T14"> et que le </text:span><text:span text:style-name="Strong_20_Emphasis"><text:span text:style-name="T14">schéma</text:span></text:span><text:span text:style-name="T14"> est respecté, il gagne la carte.</text:span></text:p>
      <text:p text:style-name="Text_20_body"><text:span text:style-name="T14">Celui ou celle qui a le plus de cartes l’emporte. </text:span><text:span text:style-name="Strong_20_Emphasis"><text:span text:style-name="T14">Déblok</text:span></text:span><text:span text:style-name="T14"> possède deux modes de jeu, 60 défis et </text:span><text:span text:style-name="Strong_20_Emphasis"><text:span text:style-name="T14">cinq niveaux </text:span></text:span><text:span text:style-name="T14">de difficulté !</text:span></text:p>
      <text:p text:style-name="Text_20_body"><text:span text:style-name="Strong_20_Emphasis"><text:span text:style-name="T14">Vos enfants seront ravis de pouvoir s'amuser entre amis ou bien en famille !</text:span></text:span></text:p>
      <text:p text:style-name="P23"><text:span text:style-name="Strong_20_Emphasis"><text:span text:style-name="T15">Prix : <text:s/></text:span></text:span><text:span text:style-name="Strong_20_Emphasis"><text:span text:style-name="T16">27€99 -11 % 24€99</text:span></text:span></text:p>
      <text:h text:style-name="P33" text:outline-level="1"><text:soft-page-break/><text:span text:style-name="Strong_20_Emphasis"><text:span text:style-name="T8">Speedy Doc Eléctronique : Speedy Doc sait tout sur tout. <text:line-break/><text:line-break/>Arriverez-vous à être plus fort que lui ? <text:line-break/>Répondez à toutes ses questions et thèmes annoncés sans vous tromper.<text:line-break/><text:line-break/>Speedy Doc mène le jeu. Seul ou en équipe, affrontez-le en répondant à toutes ses questions. <text:line-break/><text:line-break/>Mais attention, il peut changer les règles du jeu à tout moment ! <text:line-break/><text:line-break/>Les parties se suivent mais ne se ressemblent pas avec cet animateur rigolo !<text:line-break/><text:line-break/>Plus de 500 thèmes pour des parties animées entre amis.Fous rires garantis !<text:line-break/><text:line-break/>Contient : <text:line-break/>- 1 Speedy doc éléctronique <text:line-break/>- 20 zéros<text:line-break/><text:line-break/>De 2 à 6 joueurs ou équipes de joueurs.<text:line-break/><text:line-break/>Fonctionne avec 3 piles LR03 non fournies.</text:span></text:span></text:h>
      <text:p text:style-name="P24"><text:span text:style-name="Strong_20_Emphasis"><text:span text:style-name="T8">Prix : 24€99 -20 % 19€99</text:span></text:span></text:p>
      <text:h text:style-name="P29" text:outline-level="1"><text:span text:style-name="T7">Fox Trott : </text:span><text:span text:style-name="T1">Vite le renard va s'en prendre à votre poulailler : chassez-le en lui lançant vos œufs. <text:line-break/><text:line-break/>Fox Trott est un jeu d'action plein de rebondissements et de retournements de situations. <text:line-break/><text:line-break/>Le méchant renard s'approche de votre poule. Il faut vite le viser avec vos œufs pour l'effrayer, lui faire faire demi-tour et qu'il attaque la poule de votre adversaire. <text:line-break/><text:line-break/>Le gagnant est celui qui aura réussi à sauver son poulailler en effrayant le renard avec ses œufs et en lui faisant atteindre le poulailler adverse. <text:line-break/><text:line-break/>Fous rires et renversements de situations garantis. <text:line-break/><text:line-break/>A partir de 4 ans. <text:line-break/><text:line-break/>2 à 4 joueurs. <text:line-break/><text:line-break/>Une partie moyenne dure environ 10 minutes. <text:line-break/><text:line-break/>Fonctionne avec 2 piles LR03 non incluses.</text:span></text:h>
      <text:p text:style-name="P16"><text:span text:style-name="T7">P</text:span><text:span text:style-name="T1">rix : </text:span><text:span text:style-name="T9">14€99 -7 % 14€99</text:span></text:p>
      <text:p text:style-name="P1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4:52:56.766354988</meta:creation-date>
    <dc:date>2018-01-08T16:09:03.927856318</dc:date>
    <meta:editing-duration>PT13M40S</meta:editing-duration>
    <meta:editing-cycles>3</meta:editing-cycles>
    <meta:generator>LibreOffice/5.1.6.2$Linux_X86_64 LibreOffice_project/10m0$Build-2</meta:generator>
    <meta:document-statistic meta:table-count="0" meta:image-count="0" meta:object-count="0" meta:page-count="7" meta:paragraph-count="45" meta:word-count="2131" meta:character-count="12176" meta:non-whitespace-character-count="9973"/>
  </office:meta>
</office:document-meta>
</file>